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1714cd" officeooo:paragraph-rsid="001714cd"/>
    </style:style>
    <style:style style:name="P2" style:family="paragraph" style:parent-style-name="Standard">
      <style:text-properties style:text-underline-style="solid" style:text-underline-width="auto" style:text-underline-color="font-color" officeooo:rsid="001714cd" officeooo:paragraph-rsid="001714cd"/>
    </style:style>
    <style:style style:name="P3" style:family="paragraph" style:parent-style-name="Standard">
      <style:text-properties style:text-underline-style="solid" style:text-underline-width="auto" style:text-underline-color="font-color" officeooo:rsid="0017d9d5" officeooo:paragraph-rsid="0017d9d5"/>
    </style:style>
    <style:style style:name="P4" style:family="paragraph" style:parent-style-name="Standard">
      <style:text-properties fo:font-weight="bold" officeooo:rsid="001714cd" officeooo:paragraph-rsid="001714cd" style:font-weight-asian="bold" style:font-weight-complex="bold"/>
    </style:style>
    <style:style style:name="P5" style:family="paragraph" style:parent-style-name="Standard">
      <style:text-properties fo:font-weight="bold" officeooo:rsid="0017d9d5" officeooo:paragraph-rsid="0017d9d5" style:font-weight-asian="bold" style:font-weight-complex="bold"/>
    </style:style>
    <style:style style:name="P6" style:family="paragraph" style:parent-style-name="Standard">
      <style:text-properties officeooo:rsid="0017d9d5" officeooo:paragraph-rsid="0017d9d5"/>
    </style:style>
    <style:style style:name="P7" style:family="paragraph" style:parent-style-name="Standard" style:list-style-name="L14">
      <style:text-properties fo:font-weight="normal" style:font-weight-asian="normal" style:font-weight-complex="normal"/>
    </style:style>
    <style:style style:name="P8" style:family="paragraph" style:parent-style-name="Standard">
      <style:text-properties officeooo:paragraph-rsid="0017d9d5"/>
    </style:style>
    <style:style style:name="P9" style:family="paragraph" style:parent-style-name="Standard" style:list-style-name="L10"/>
    <style:style style:name="P10" style:family="paragraph" style:parent-style-name="Standard" style:list-style-name="L14"/>
    <style:style style:name="P1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text-properties officeooo:rsid="0017d9d5" officeooo:paragraph-rsid="0017d9d5"/>
    </style:style>
    <style:style style:name="P13" style:family="paragraph" style:parent-style-name="Text_20_body">
      <style:paragraph-properties fo:padding="0cm" fo:border="none"/>
      <style:text-properties officeooo:rsid="0017d9d5" officeooo:paragraph-rsid="0017d9d5"/>
    </style:style>
    <style:style style:name="P14" style:family="paragraph" style:parent-style-name="Text_20_body">
      <style:text-properties officeooo:paragraph-rsid="0017d9d5"/>
    </style:style>
    <style:style style:name="P15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7d9d5"/>
    </style:style>
    <style:style style:name="P16" style:family="paragraph" style:parent-style-name="Text_20_body">
      <style:paragraph-properties fo:padding="0cm" fo:border="none"/>
      <style:text-properties officeooo:paragraph-rsid="0017d9d5"/>
    </style:style>
    <style:style style:name="P17" style:family="paragraph" style:parent-style-name="Text_20_body">
      <style:paragraph-properties fo:padding="0cm" fo:border="none"/>
    </style:style>
    <style:style style:name="P18" style:family="paragraph" style:parent-style-name="Text_20_body" style:list-style-name="L12">
      <style:paragraph-properties fo:padding="0cm" fo:border="none"/>
    </style:style>
    <style:style style:name="P19" style:family="paragraph" style:parent-style-name="Text_20_body" style:list-style-name="L12">
      <style:paragraph-properties fo:margin-top="0cm" fo:margin-bottom="0cm" style:contextual-spacing="false" fo:padding="0cm" fo:border="none"/>
    </style:style>
    <style:style style:name="P20" style:family="paragraph" style:parent-style-name="Text_20_body" style:list-style-name="L12">
      <style:paragraph-properties fo:margin-top="0cm" fo:margin-bottom="0cm" style:contextual-spacing="false" fo:padding="0cm" fo:border="none"/>
      <style:text-properties fo:font-weight="normal" style:font-weight-asian="normal" style:font-weight-complex="normal"/>
    </style:style>
    <style:style style:name="P21" style:family="paragraph" style:parent-style-name="Text_20_body" style:list-style-name="L21">
      <style:paragraph-properties fo:padding="0cm" fo:border="none"/>
      <style:text-properties officeooo:paragraph-rsid="0017d9d5"/>
    </style:style>
    <style:style style:name="P22" style:family="paragraph" style:parent-style-name="Text_20_body" style:list-style-name="L21">
      <style:paragraph-properties fo:margin-top="0cm" fo:margin-bottom="0cm" style:contextual-spacing="false" fo:padding="0cm" fo:border="none"/>
    </style:style>
    <style:style style:name="P23" style:family="paragraph" style:parent-style-name="Text_20_body" style:list-style-name="L24">
      <style:paragraph-properties fo:margin-top="0cm" fo:margin-bottom="0cm" style:contextual-spacing="false" fo:padding="0cm" fo:border="none"/>
    </style:style>
    <style:style style:name="P24" style:family="paragraph" style:parent-style-name="Text_20_body" style:list-style-name="L24">
      <style:paragraph-properties fo:padding="0cm" fo:border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d9d5" style:font-weight-asian="normal" style:font-weight-complex="normal"/>
    </style:style>
    <style:style style:name="T4" style:family="text">
      <style:text-properties style:text-underline-style="none" officeooo:rsid="0017d9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d9d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d9d5" style:font-weight-asian="bold" style:font-weight-complex="bold"/>
    </style:style>
    <style:style style:name="T9" style:family="text">
      <style:text-properties officeooo:rsid="0017d9d5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17d9d5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7d9d5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17d9d5" style:font-style-asian="normal" style:font-weight-asian="normal" style:font-style-complex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17d9d5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Практическая</text:span> часть</text:p>
      <text:p text:style-name="P5"/>
      <text:p text:style-name="P6"><text:span text:style-name="T7">Test2.</text:span></text:p>
      <text:p text:style-name="P3">Задание 1.</text:p>
      <text:p text:style-name="P12"><text:span text:style-name="Strong_20_Emphasis"><text:span text:style-name="T10">Количество строк кода без пустых строк и комментариев:</text:span></text:span><text:line-break/>Всего строк с кодом — 13.</text:p>
      <text:p text:style-name="P11"><text:span text:style-name="Strong_20_Emphasis"><text:span text:style-name="T10">Количество определённых функций:</text:span></text:span><text:line-break/>3 функции: <text:span text:style-name="Source_20_Text">calculate_sum</text:span>, <text:span text:style-name="Source_20_Text">factorial</text:span>, <text:span text:style-name="Source_20_Text">print_numbers</text:span>.</text:p>
      <text:p text:style-name="P3"><text:span text:style-name="T5">Задание 2.</text:span></text:p>
      <text:p text:style-name="P14"><text:span text:style-name="Strong_20_Emphasis"><text:span text:style-name="T14">1.</text:span></text:span><text:span text:style-name="Strong_20_Emphasis"><text:span text:style-name="T11"> </text:span></text:span><text:span text:style-name="Strong_20_Emphasis"><text:span text:style-name="T14">calculate_sum(a,b)</text:span></text:span></text:p>
      <text:list text:style-name="L12">
        <text:list-item>
          <text:p text:style-name="P20">В функции нет условных операторов или циклов.</text:p>
        </text:list-item>
        <text:list-item>
          <text:p text:style-name="P19"><text:span text:style-name="Strong_20_Emphasis"><text:span text:style-name="T5">Количество ветвлений: </text:span></text:span><text:span text:style-name="T5">0</text:span></text:p>
        </text:list-item>
        <text:list-item>
          <text:p text:style-name="P18"><text:span text:style-name="Strong_20_Emphasis"><text:span text:style-name="T5">Цикломатическая сложность: </text:span></text:span><text:span text:style-name="T5">0 + 1 = </text:span><text:span text:style-name="Strong_20_Emphasis"><text:span text:style-name="T5">1</text:span></text:span></text:p>
        </text:list-item>
      </text:list>
      <text:p text:style-name="P15"><text:span text:style-name="Strong_20_Emphasis"><text:span text:style-name="T15">2. factorial(n)</text:span></text:span></text:p>
      <text:p text:style-name="P15"><text:span text:style-name="Strong_20_Emphasis"><text:span text:style-name="T6">def factorial(n): </text:span></text:span></text:p>
      <text:p text:style-name="P15"><text:span text:style-name="Strong_20_Emphasis"><text:span text:style-name="T6"><text:s text:c="4"/>if n == 0: </text:span></text:span></text:p>
      <text:p text:style-name="P15"><text:span text:style-name="Strong_20_Emphasis"><text:span text:style-name="T6"><text:s text:c="8"/>return 1 </text:span></text:span></text:p>
      <text:p text:style-name="P15"><text:span text:style-name="Strong_20_Emphasis"><text:span text:style-name="T6"><text:s text:c="4"/>else: </text:span></text:span></text:p>
      <text:p text:style-name="P15"><text:span text:style-name="Strong_20_Emphasis"><text:span text:style-name="T6"><text:s text:c="8"/>return n * factorial(n - 1)</text:span></text:span></text:p>
      <text:list text:style-name="L10">
        <text:list-item>
          <text:p text:style-name="P9"><text:span text:style-name="T1">Есть одно условие </text:span><text:span text:style-name="Source_20_Text"><text:span text:style-name="T1">if n == 0</text:span></text:span><text:span text:style-name="T1">: создаёт 1 ветвление.</text:span></text:p>
        </text:list-item>
        <text:list-item>
          <text:p text:style-name="P9"><text:span text:style-name="Strong_20_Emphasis"><text:span text:style-name="T5">Количество ветвлений: </text:span></text:span><text:span text:style-name="T5">1</text:span></text:p>
        </text:list-item>
        <text:list-item>
          <text:p text:style-name="P9"><text:span text:style-name="Strong_20_Emphasis"><text:span text:style-name="T5">Цикломатическая сложность: </text:span></text:span><text:span text:style-name="T5">1 + 1 = </text:span><text:span text:style-name="Strong_20_Emphasis"><text:span text:style-name="T5">2</text:span></text:span></text:p>
        </text:list-item>
      </text:list>
      <text:p text:style-name="P8"><text:span text:style-name="Strong_20_Emphasis"><text:span text:style-name="T15">3. print_numbers(n)</text:span></text:span></text:p>
      <text:p text:style-name="P8"><text:span text:style-name="Strong_20_Emphasis"><text:span text:style-name="T15"/></text:span></text:p>
      <text:p text:style-name="P8"><text:span text:style-name="Strong_20_Emphasis"><text:span text:style-name="T6">def print_numbers(n): </text:span></text:span></text:p>
      <text:p text:style-name="P8"><text:span text:style-name="Strong_20_Emphasis"><text:span text:style-name="T6"><text:s text:c="4"/>for i in range(n): </text:span></text:span></text:p>
      <text:p text:style-name="P8"><text:span text:style-name="Strong_20_Emphasis"><text:span text:style-name="T6"><text:s text:c="8"/>if i % 2 == 0: </text:span></text:span></text:p>
      <text:p text:style-name="P8"><text:span text:style-name="Strong_20_Emphasis"><text:span text:style-name="T6"><text:s text:c="12"/>print(i, "is even") </text:span></text:span></text:p>
      <text:p text:style-name="P8"><text:span text:style-name="Strong_20_Emphasis"><text:span text:style-name="T6"><text:s text:c="8"/>else: </text:span></text:span></text:p>
      <text:p text:style-name="P8"><text:span text:style-name="Strong_20_Emphasis"><text:span text:style-name="T6"><text:s text:c="12"/>print(i, "is odd")</text:span></text:span></text:p>
      <text:list text:style-name="L14">
        <text:list-item>
          <text:p text:style-name="P10"><text:span text:style-name="Strong_20_Emphasis"><text:span text:style-name="T6">В цикле есть условие </text:span></text:span><text:span text:style-name="Strong_20_Emphasis"><text:span text:style-name="Source_20_Text"><text:span text:style-name="T6">if i % 2 == 0</text:span></text:span></text:span><text:span text:style-name="Strong_20_Emphasis"><text:span text:style-name="T6">: создаёт 1 ветвление.</text:span></text:span></text:p>
        </text:list-item>
        <text:list-item>
          <text:p text:style-name="P7">Внутри цикла — 1 ветвление, но для подсчёта сложности обычно считается только верхний уровень условий.</text:p>
        </text:list-item>
        <text:list-item>
          <text:p text:style-name="P10"><text:span text:style-name="Strong_20_Emphasis"><text:span text:style-name="T5">Количество ветвлений: </text:span></text:span><text:span text:style-name="T5">1</text:span></text:p>
        </text:list-item>
        <text:list-item>
          <text:p text:style-name="P10"><text:span text:style-name="Strong_20_Emphasis"><text:span text:style-name="T5">Цикломатическая сложность: </text:span></text:span><text:span text:style-name="T5">1 + 1 = </text:span><text:span text:style-name="Strong_20_Emphasis"><text:span text:style-name="T5">2</text:span></text:span></text:p>
        </text:list-item>
      </text:list>
      <text:p text:style-name="P8"><text:span text:style-name="Strong_20_Emphasis"><text:span text:style-name="T6">Задание 3.</text:span></text:span></text:p>
      <text:p text:style-name="P8"><text:span text:style-name="Strong_20_Emphasis"><text:span text:style-name="Source_20_Text"><text:span text:style-name="T6">factorial(n)</text:span></text:span></text:span></text:p>
      <text:p text:style-name="Text_20_body"><text:span text:style-name="Strong_20_Emphasis"><text:span text:style-name="T5">Потому что у неё цикломатическая сложность равна 2, что связано с наличием условия </text:span></text:span><text:span text:style-name="Strong_20_Emphasis"><text:span text:style-name="Source_20_Text"><text:span text:style-name="T5">if n == 0</text:span></text:span></text:span><text:span text:style-name="Strong_20_Emphasis"><text:span text:style-name="T5">. Это условие создаёт два возможных пути исполнения: </text:span></text:span></text:p>
      <text:list text:style-name="L21">
        <text:list-item>
          <text:p text:style-name="P22">один — при <text:span text:style-name="Source_20_Text">n == 0</text:span>,</text:p>
        </text:list-item>
        <text:list-item>
          <text:p text:style-name="P21">другой — при <text:span text:style-name="Source_20_Text">n &gt; 0</text:span>, где функция вызывает сама себя рекурсивно.</text:p>
        </text:list-item>
      </text:list>
      <text:p text:style-name="P13"><text:soft-page-break/>Ошибки: </text:p>
      <text:p text:style-name="P16"><text:span text:style-name="Strong_20_Emphasis"><text:span text:style-name="T6">В функции </text:span></text:span><text:span text:style-name="Strong_20_Emphasis"><text:span text:style-name="Source_20_Text"><text:span text:style-name="T6">factorial(n)</text:span></text:span></text:span><text:span text:style-name="T6">:</text:span><text:span text:style-name="T5">.</text:span></text:p>
      <text:list text:style-name="L24">
        <text:list-item>
          <text:p text:style-name="P23"><text:span text:style-name="Strong_20_Emphasis"><text:span text:style-name="T5">Отрицательные числа</text:span></text:span><text:span text:style-name="T5">: в текущем виде для отрицательных </text:span><text:span text:style-name="Source_20_Text"><text:span text:style-name="T5">n </text:span></text:span><text:span text:style-name="T5">функция будет вызывать сама себя бесконечно, что вызовет ошибку </text:span><text:span text:style-name="Source_20_Text"><text:span text:style-name="T5">RecursionError</text:span></text:span><text:span text:style-name="T5">.</text:span></text:p>
        </text:list-item>
        <text:list-item>
          <text:p text:style-name="P24"><text:span text:style-name="Strong_20_Emphasis"><text:span text:style-name="T5">Тип данных</text:span></text:span><text:span text:style-name="T5">: если передать нечисловое значение, например строку или список, возникнет ошибка типа при сравнении или умножении.</text:span></text:p>
        </text:list-item>
      </text:list>
      <text:p text:style-name="P17"><text:span text:style-name="Strong_20_Emphasis"><text:span text:style-name="T5">В функции </text:span></text:span><text:span text:style-name="Strong_20_Emphasis"><text:span text:style-name="Source_20_Text"><text:span text:style-name="T5">print_numbers(n)</text:span></text:span></text:span><text:span text:style-name="T5">:</text:span></text:p>
      <text:list text:continue-numbering="true" text:style-name="L24">
        <text:list-item>
          <text:p text:style-name="P23"><text:span text:style-name="T5">Если </text:span><text:span text:style-name="Source_20_Text"><text:span text:style-name="T5">n </text:span></text:span><text:span text:style-name="T5">— нечисловое значение или отрицательное число, цикл может работать некорректно или привести к ошибке.</text:span></text:p>
        </text:list-item>
        <text:list-item>
          <text:p text:style-name="P24"><text:span text:style-name="T5">Также возможна ситуация, когда </text:span><text:span text:style-name="Source_20_Text"><text:span text:style-name="T5">n </text:span></text:span><text:span text:style-name="Source_20_Text"><text:span text:style-name="T6">о</text:span></text:span><text:span text:style-name="T5">чень большое, и программа будет долго работать.</text:span></text:p>
        </text:list-item>
      </text:list>
      <text:p text:style-name="Standard"><text:span text:style-name="Strong_20_Emphasis"><text:span text:style-name="T5"/></text:span></text:p>
      <text:p text:style-name="Standard"><text:span text:style-name="Strong_20_Emphasis"><text:span text:style-name="T5"/></text:span></text:p>
      <text:p text:style-name="Standard"><text:span text:style-name="Strong_20_Emphasis"><text:span text:style-name="T5"/></text:span></text:p>
      <text:p text:style-name="P8"><text:span text:style-name="Strong_20_Emphasis"><text:span text:style-name="T8">Test1.</text:span></text:span></text:p>
      <text:p text:style-name="P8"><text:span text:style-name="Strong_20_Emphasis"><text:span text:style-name="T15">Задание 1.</text:span></text:span></text:p>
      <text:p text:style-name="P8"><text:span text:style-name="Strong_20_Emphasis"><text:span text:style-name="T13">Количество строк без пустых строк и комментариев:</text:span></text:span></text:p>
      <text:p text:style-name="P8"><text:span text:style-name="Strong_20_Emphasis"><text:span text:style-name="T3">Всего строк с кодом — 80</text:span></text:span></text:p>
      <text:p text:style-name="P8"><text:span text:style-name="Strong_20_Emphasis"><text:span text:style-name="T3"/></text:span></text:p>
      <text:p text:style-name="P8"><text:span text:style-name="Strong_20_Emphasis"><text:span text:style-name="T12">Количество </text:span></text:span><text:span text:style-name="Strong_20_Emphasis"><text:span text:style-name="T13">определенных</text:span></text:span><text:span text:style-name="Strong_20_Emphasis"><text:span text:style-name="T12"> функций</text:span></text:span><text:span text:style-name="Strong_20_Emphasis"><text:span text:style-name="T2">:</text:span></text:span></text:p>
      <text:p text:style-name="P8"><text:span text:style-name="Strong_20_Emphasis"><text:span text:style-name="T2">0</text:span></text:span></text:p>
      <text:p text:style-name="P8"><text:span text:style-name="Strong_20_Emphasis"><text:span text:style-name="T2"/></text:span></text:p>
      <text:p text:style-name="P8"><text:span text:style-name="Strong_20_Emphasis"><text:span text:style-name="T15">Задание 2.</text:span></text:span></text:p>
      <text:p text:style-name="P8"><text:span text:style-name="Strong_20_Emphasis"><text:span text:style-name="T3">Количество функций: 0</text:span></text:span></text:p>
      <text:p text:style-name="P11"><text:span text:style-name="Strong_20_Emphasis"><text:span text:style-name="T2">Цикломатическая сложность для каждой функции: </text:span></text:span><text:span text:style-name="T2">не применимо, так как функций нет.</text:span></text:p>
      <text:p text:style-name="P8"><text:span text:style-name="Strong_20_Emphasis"><text:span text:style-name="T3">Задание 3.</text:span></text:span></text:p>
      <text:p text:style-name="P8"><text:span text:style-name="Strong_20_Emphasis"><text:span text:style-name="T3"><text:s/>Блок, отвечающий за загрузку и парсинг XML-данных с сайта ЦБ РФ:</text:span></text:span></text:p>
      <text:p text:style-name="P14"><text:span text:style-name="Strong_20_Emphasis"><text:span text:style-name="T3"><text:s/>В этом участке происходит взаимодействие с внешним сервисом (API ЦБ РФ), что всегда рискованно из-за возможных ошибок сети, недоступности сервера, ошибок в данных или их формате.</text:span></text:span></text:p>
      <text:p text:style-name="P14"><text:span text:style-name="Strong_20_Emphasis"><text:span text:style-name="T3">Ошибки:</text:span></text:span></text:p>
      <text:p text:style-name="P14"><text:span text:style-name="Strong_20_Emphasis"><text:span text:style-name="T3"><text:s/></text:span></text:span>Если в XML отсутствует элемент <text:span text:style-name="Source_20_Text">'Value' </text:span>или <text:span text:style-name="Source_20_Text">'Nominal'</text:span>, возникнет <text:span text:style-name="Source_20_Text">AttributeError</text:span>.</text:p>
      <text:p text:style-name="P14"><text:span text:style-name="Strong_20_Emphasis"><text:span text:style-name="T3"/></text:span></text:p>
      <text:p text:style-name="P8"><text:span text:style-name="Strong_20_Emphasis"><text:span text:style-name="T3"/></text:span></text:p>
      <text:p text:style-name="P8"><text:span text:style-name="Strong_20_Emphasis"><text:span text:style-name="T6"/></text:span>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1:59:08.083901069</meta:creation-date>
    <dc:date>2025-06-03T12:43:14.227886845</dc:date>
    <meta:editing-duration>PT44M6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56" meta:word-count="355" meta:character-count="2276" meta:non-whitespace-character-count="1905"/>
  </office:meta>
</office:document-meta>
</file>